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uler" svg:font-family="Euler" style:font-pitch="variable"/>
    <style:font-face style:name="Euler1" svg:font-family="Euler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Roman No9 L1" svg:font-family="'Nimbus Roman No9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ea6e0"/>
    </style:style>
    <style:style style:name="gr2" style:family="graphic" style:parent-style-name="standard">
      <style:graphic-properties draw:stroke="solid" svg:stroke-width="0.006cm" svg:stroke-color="#000000" draw:stroke-linejoin="miter" svg:stroke-linecap="butt" draw:fill="none" fo:padding-top="0.003cm" fo:padding-bottom="0.003cm" fo:padding-left="0.003cm" fo:padding-right="0.003cm"/>
    </style:style>
    <style:style style:name="gr3" style:family="graphic" style:parent-style-name="standard">
      <style:graphic-properties draw:stroke="none" draw:fill="solid" draw:fill-color="#66ff66"/>
    </style:style>
    <style:style style:name="gr4" style:family="graphic" style:parent-style-name="standard">
      <style:graphic-properties draw:stroke="none" draw:fill="solid" draw:fill-color="#333333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dash" draw:stroke-dash="stroke-dash44" svg:stroke-width="0.006cm" svg:stroke-color="#000000" draw:stroke-linejoin="miter" svg:stroke-linecap="butt" draw:fill="none" fo:padding-top="0.003cm" fo:padding-bottom="0.003cm" fo:padding-left="0.003cm" fo:padding-right="0.003cm"/>
    </style:style>
    <style:style style:name="P1" style:family="paragraph">
      <loext:graphic-properties draw:fill="solid" draw:fill-color="#7ea6e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66ff66"/>
    </style:style>
    <style:style style:name="P4" style:family="paragraph">
      <loext:graphic-properties draw:fill="solid" draw:fill-color="#333333"/>
    </style:style>
    <style:style style:name="P5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528cm" svg:height="0.528cm" svg:x="1.683cm" svg:y="7.231cm" svg:viewBox="0 0 529 529" svg:d="M529 264c0 147-118 265-264 265-147 0-265-118-265-265 0-146 118-264 265-264 146 0 264 118 264 264z">
          <text:p/>
        </draw:path>
        <draw:path draw:style-name="gr2" draw:text-style-name="P2" draw:layer="layout" svg:width="0.528cm" svg:height="0.528cm" svg:x="1.683cm" svg:y="7.231cm" svg:viewBox="0 0 529 529" svg:d="M529 264c0 147-118 265-264 265-147 0-265-118-265-265 0-146 118-264 265-264 146 0 264 118 264 264z">
          <text:p/>
        </draw:path>
        <draw:path draw:style-name="gr1" draw:text-style-name="P1" draw:layer="layout" svg:width="0.528cm" svg:height="0.528cm" svg:x="2.363cm" svg:y="7.231cm" svg:viewBox="0 0 529 529" svg:d="M529 264c0 147-118 265-264 265s-265-118-265-265c0-146 119-264 265-264s264 118 264 264z">
          <text:p/>
        </draw:path>
        <draw:path draw:style-name="gr2" draw:text-style-name="P2" draw:layer="layout" svg:width="0.528cm" svg:height="0.528cm" svg:x="2.363cm" svg:y="7.231cm" svg:viewBox="0 0 529 529" svg:d="M529 264c0 147-118 265-264 265s-265-118-265-265c0-146 119-264 265-264s264 118 264 264z">
          <text:p/>
        </draw:path>
        <draw:path draw:style-name="gr1" draw:text-style-name="P1" draw:layer="layout" svg:width="0.528cm" svg:height="0.528cm" svg:x="3.037cm" svg:y="7.231cm" svg:viewBox="0 0 529 529" svg:d="M529 264c0 147-119 265-265 265s-264-118-264-265c0-146 118-264 264-264s265 118 265 264z">
          <text:p/>
        </draw:path>
        <draw:path draw:style-name="gr2" draw:text-style-name="P2" draw:layer="layout" svg:width="0.528cm" svg:height="0.528cm" svg:x="3.037cm" svg:y="7.231cm" svg:viewBox="0 0 529 529" svg:d="M529 264c0 147-119 265-265 265s-264-118-264-265c0-146 118-264 264-264s265 118 265 264z">
          <text:p/>
        </draw:path>
        <draw:path draw:style-name="gr1" draw:text-style-name="P1" draw:layer="layout" svg:width="0.528cm" svg:height="0.528cm" svg:x="3.717cm" svg:y="7.231cm" svg:viewBox="0 0 529 529" svg:d="M529 264c0 147-118 265-265 265-146 0-264-118-264-265 0-146 118-264 264-264 147 0 265 118 265 264z">
          <text:p/>
        </draw:path>
        <draw:path draw:style-name="gr2" draw:text-style-name="P2" draw:layer="layout" svg:width="0.528cm" svg:height="0.528cm" svg:x="3.717cm" svg:y="7.231cm" svg:viewBox="0 0 529 529" svg:d="M529 264c0 147-118 265-265 265-146 0-264-118-264-265 0-146 118-264 264-264 147 0 265 118 265 264z">
          <text:p/>
        </draw:path>
        <draw:path draw:style-name="gr1" draw:text-style-name="P1" draw:layer="layout" svg:width="0.529cm" svg:height="0.528cm" svg:x="4.39cm" svg:y="7.231cm" svg:viewBox="0 0 530 529" svg:d="M530 264c0 147-119 265-264 265-147 0-266-118-266-265 0-146 119-264 266-264 145 0 264 118 264 264z">
          <text:p/>
        </draw:path>
        <draw:path draw:style-name="gr2" draw:text-style-name="P2" draw:layer="layout" svg:width="0.529cm" svg:height="0.528cm" svg:x="4.39cm" svg:y="7.231cm" svg:viewBox="0 0 530 529" svg:d="M530 264c0 147-119 265-264 265-147 0-266-118-266-265 0-146 119-264 266-264 145 0 264 118 264 264z">
          <text:p/>
        </draw:path>
        <draw:path draw:style-name="gr2" draw:text-style-name="P2" draw:layer="layout" svg:width="3.368cm" svg:height="0.66cm" svg:x="1.617cm" svg:y="7.165cm" svg:viewBox="0 0 3369 661" svg:d="M99 0h3171c54 0 99 45 99 100v462c0 55-45 99-99 99h-3171c-55 0-99-44-99-99v-462c0-55 44-100 99-100z">
          <text:p/>
        </draw:path>
        <draw:path draw:style-name="gr3" draw:text-style-name="P3" draw:layer="layout" svg:width="0.528cm" svg:height="0.528cm" svg:x="5.315cm" svg:y="7.231cm" svg:viewBox="0 0 529 529" svg:d="M529 264c0 147-118 265-265 265-146 0-264-118-264-265 0-146 118-264 264-264 147 0 265 118 265 264z">
          <text:p/>
        </draw:path>
        <draw:path draw:style-name="gr2" draw:text-style-name="P2" draw:layer="layout" svg:width="0.528cm" svg:height="0.528cm" svg:x="5.315cm" svg:y="7.231cm" svg:viewBox="0 0 529 529" svg:d="M529 264c0 147-118 265-265 265-146 0-264-118-264-265 0-146 118-264 264-264 147 0 265 118 265 264z">
          <text:p/>
        </draw:path>
        <draw:path draw:style-name="gr3" draw:text-style-name="P3" draw:layer="layout" svg:width="0.528cm" svg:height="0.528cm" svg:x="5.995cm" svg:y="7.231cm" svg:viewBox="0 0 529 529" svg:d="M529 264c0 147-118 265-264 265-147 0-265-118-265-265 0-146 118-264 265-264 146 0 264 118 264 264z">
          <text:p/>
        </draw:path>
        <draw:path draw:style-name="gr2" draw:text-style-name="P2" draw:layer="layout" svg:width="0.528cm" svg:height="0.528cm" svg:x="5.995cm" svg:y="7.231cm" svg:viewBox="0 0 529 529" svg:d="M529 264c0 147-118 265-264 265-147 0-265-118-265-265 0-146 118-264 265-264 146 0 264 118 264 264z">
          <text:p/>
        </draw:path>
        <draw:path draw:style-name="gr3" draw:text-style-name="P3" draw:layer="layout" svg:width="0.528cm" svg:height="0.528cm" svg:x="6.669cm" svg:y="7.231cm" svg:viewBox="0 0 529 529" svg:d="M529 264c0 147-119 265-265 265s-264-118-264-265c0-146 118-264 264-264s265 118 265 264z">
          <text:p/>
        </draw:path>
        <draw:path draw:style-name="gr2" draw:text-style-name="P2" draw:layer="layout" svg:width="0.528cm" svg:height="0.528cm" svg:x="6.669cm" svg:y="7.231cm" svg:viewBox="0 0 529 529" svg:d="M529 264c0 147-119 265-265 265s-264-118-264-265c0-146 118-264 264-264s265 118 265 264z">
          <text:p/>
        </draw:path>
        <draw:path draw:style-name="gr3" draw:text-style-name="P3" draw:layer="layout" svg:width="0.528cm" svg:height="0.528cm" svg:x="7.349cm" svg:y="7.231cm" svg:viewBox="0 0 529 529" svg:d="M529 264c0 147-118 265-265 265-146 0-264-118-264-265 0-146 118-264 264-264 147 0 265 118 265 264z">
          <text:p/>
        </draw:path>
        <draw:path draw:style-name="gr2" draw:text-style-name="P2" draw:layer="layout" svg:width="0.528cm" svg:height="0.528cm" svg:x="7.349cm" svg:y="7.231cm" svg:viewBox="0 0 529 529" svg:d="M529 264c0 147-118 265-265 265-146 0-264-118-264-265 0-146 118-264 264-264 147 0 265 118 265 264z">
          <text:p/>
        </draw:path>
        <draw:path draw:style-name="gr3" draw:text-style-name="P3" draw:layer="layout" svg:width="0.529cm" svg:height="0.528cm" svg:x="8.022cm" svg:y="7.231cm" svg:viewBox="0 0 530 529" svg:d="M530 264c0 147-119 265-265 265s-265-118-265-265c0-146 119-264 265-264s265 118 265 264z">
          <text:p/>
        </draw:path>
        <draw:path draw:style-name="gr2" draw:text-style-name="P2" draw:layer="layout" svg:width="0.529cm" svg:height="0.528cm" svg:x="8.022cm" svg:y="7.231cm" svg:viewBox="0 0 530 529" svg:d="M530 264c0 147-119 265-265 265s-265-118-265-265c0-146 119-264 265-264s265 118 265 264z">
          <text:p/>
        </draw:path>
        <draw:path draw:style-name="gr2" draw:text-style-name="P2" draw:layer="layout" svg:width="3.368cm" svg:height="0.66cm" svg:x="5.249cm" svg:y="7.165cm" svg:viewBox="0 0 3369 661" svg:d="M99 0h3171c54 0 99 45 99 100v462c0 55-45 99-99 99h-3171c-55 0-99-44-99-99v-462c0-55 44-100 99-100z">
          <text:p/>
        </draw:path>
        <draw:path draw:style-name="gr4" draw:text-style-name="P4" draw:layer="layout" svg:width="0.528cm" svg:height="0.529cm" svg:x="3.631cm" svg:y="5.646cm" svg:viewBox="0 0 529 530" svg:d="M529 264c0 147-118 266-265 266-146 0-264-119-264-266 0-145 118-264 264-264 147 0 265 119 265 264z">
          <text:p/>
        </draw:path>
        <draw:path draw:style-name="gr2" draw:text-style-name="P2" draw:layer="layout" svg:width="0.528cm" svg:height="0.529cm" svg:x="3.631cm" svg:y="5.646cm" svg:viewBox="0 0 529 530" svg:d="M529 264c0 147-118 266-265 266-146 0-264-119-264-266 0-145 118-264 264-264 147 0 265 119 265 264z">
          <text:p/>
        </draw:path>
        <draw:path draw:style-name="gr4" draw:text-style-name="P4" draw:layer="layout" svg:width="0.528cm" svg:height="0.529cm" svg:x="4.311cm" svg:y="5.646cm" svg:viewBox="0 0 529 530" svg:d="M529 264c0 147-118 266-264 266-147 0-265-119-265-266 0-145 118-264 265-264 146 0 264 119 264 264z">
          <text:p/>
        </draw:path>
        <draw:path draw:style-name="gr2" draw:text-style-name="P2" draw:layer="layout" svg:width="0.528cm" svg:height="0.529cm" svg:x="4.311cm" svg:y="5.646cm" svg:viewBox="0 0 529 530" svg:d="M529 264c0 147-118 266-264 266-147 0-265-119-265-266 0-145 118-264 265-264 146 0 264 119 264 264z">
          <text:p/>
        </draw:path>
        <draw:path draw:style-name="gr4" draw:text-style-name="P4" draw:layer="layout" svg:width="0.528cm" svg:height="0.529cm" svg:x="4.985cm" svg:y="5.646cm" svg:viewBox="0 0 529 530" svg:d="M529 264c0 147-118 266-264 266s-265-119-265-266c0-145 119-264 265-264s264 119 264 264z">
          <text:p/>
        </draw:path>
        <draw:path draw:style-name="gr2" draw:text-style-name="P2" draw:layer="layout" svg:width="0.528cm" svg:height="0.529cm" svg:x="4.985cm" svg:y="5.646cm" svg:viewBox="0 0 529 530" svg:d="M529 264c0 147-118 266-264 266s-265-119-265-266c0-145 119-264 265-264s264 119 264 264z">
          <text:p/>
        </draw:path>
        <draw:path draw:style-name="gr4" draw:text-style-name="P4" draw:layer="layout" svg:width="0.528cm" svg:height="0.529cm" svg:x="5.665cm" svg:y="5.646cm" svg:viewBox="0 0 529 530" svg:d="M529 264c0 147-119 266-265 266s-264-119-264-266c0-145 118-264 264-264s265 119 265 264z">
          <text:p/>
        </draw:path>
        <draw:path draw:style-name="gr2" draw:text-style-name="P2" draw:layer="layout" svg:width="0.528cm" svg:height="0.529cm" svg:x="5.665cm" svg:y="5.646cm" svg:viewBox="0 0 529 530" svg:d="M529 264c0 147-119 266-265 266s-264-119-264-266c0-145 118-264 264-264s265 119 265 264z">
          <text:p/>
        </draw:path>
        <draw:path draw:style-name="gr4" draw:text-style-name="P4" draw:layer="layout" svg:width="0.529cm" svg:height="0.529cm" svg:x="6.338cm" svg:y="5.646cm" svg:viewBox="0 0 530 530" svg:d="M530 264c0 147-119 266-265 266s-265-119-265-266c0-145 119-264 265-264s265 119 265 264z">
          <text:p/>
        </draw:path>
        <draw:path draw:style-name="gr2" draw:text-style-name="P2" draw:layer="layout" svg:width="0.529cm" svg:height="0.529cm" svg:x="6.338cm" svg:y="5.646cm" svg:viewBox="0 0 530 530" svg:d="M530 264c0 147-119 266-265 266s-265-119-265-266c0-145 119-264 265-264s265 119 265 264z">
          <text:p/>
        </draw:path>
        <draw:path draw:style-name="gr2" draw:text-style-name="P2" draw:layer="layout" svg:width="3.368cm" svg:height="0.661cm" svg:x="3.565cm" svg:y="5.58cm" svg:viewBox="0 0 3369 662" svg:d="M99 0h3171c54 0 99 45 99 99v464c0 54-45 99-99 99h-3171c-55 0-99-45-99-99v-464c0-54 44-99 99-99z">
          <text:p/>
        </draw:path>
        <draw:path draw:style-name="gr4" draw:text-style-name="P4" draw:layer="layout" svg:width="0.528cm" svg:height="0.528cm" svg:x="3.631cm" svg:y="4.187cm" svg:viewBox="0 0 529 529" svg:d="M529 264c0 147-118 265-265 265-146 0-264-118-264-265 0-146 118-264 264-264 147 0 265 118 265 264z">
          <text:p/>
        </draw:path>
        <draw:path draw:style-name="gr2" draw:text-style-name="P2" draw:layer="layout" svg:width="0.528cm" svg:height="0.528cm" svg:x="3.631cm" svg:y="4.187cm" svg:viewBox="0 0 529 529" svg:d="M529 264c0 147-118 265-265 265-146 0-264-118-264-265 0-146 118-264 264-264 147 0 265 118 265 264z">
          <text:p/>
        </draw:path>
        <draw:path draw:style-name="gr4" draw:text-style-name="P4" draw:layer="layout" svg:width="0.528cm" svg:height="0.528cm" svg:x="4.311cm" svg:y="4.187cm" svg:viewBox="0 0 529 529" svg:d="M529 264c0 147-118 265-264 265-147 0-265-118-265-265 0-146 118-264 265-264 146 0 264 118 264 264z">
          <text:p/>
        </draw:path>
        <draw:path draw:style-name="gr2" draw:text-style-name="P2" draw:layer="layout" svg:width="0.528cm" svg:height="0.528cm" svg:x="4.311cm" svg:y="4.187cm" svg:viewBox="0 0 529 529" svg:d="M529 264c0 147-118 265-264 265-147 0-265-118-265-265 0-146 118-264 265-264 146 0 264 118 264 264z">
          <text:p/>
        </draw:path>
        <draw:path draw:style-name="gr4" draw:text-style-name="P4" draw:layer="layout" svg:width="0.528cm" svg:height="0.528cm" svg:x="4.985cm" svg:y="4.187cm" svg:viewBox="0 0 529 529" svg:d="M529 264c0 147-118 265-264 265s-265-118-265-265c0-146 119-264 265-264s264 118 264 264z">
          <text:p/>
        </draw:path>
        <draw:path draw:style-name="gr2" draw:text-style-name="P2" draw:layer="layout" svg:width="0.528cm" svg:height="0.528cm" svg:x="4.985cm" svg:y="4.187cm" svg:viewBox="0 0 529 529" svg:d="M529 264c0 147-118 265-264 265s-265-118-265-265c0-146 119-264 265-264s264 118 264 264z">
          <text:p/>
        </draw:path>
        <draw:path draw:style-name="gr4" draw:text-style-name="P4" draw:layer="layout" svg:width="0.528cm" svg:height="0.528cm" svg:x="5.665cm" svg:y="4.187cm" svg:viewBox="0 0 529 529" svg:d="M529 264c0 147-119 265-265 265s-264-118-264-265c0-146 118-264 264-264s265 118 265 264z">
          <text:p/>
        </draw:path>
        <draw:path draw:style-name="gr2" draw:text-style-name="P2" draw:layer="layout" svg:width="0.528cm" svg:height="0.528cm" svg:x="5.665cm" svg:y="4.187cm" svg:viewBox="0 0 529 529" svg:d="M529 264c0 147-119 265-265 265s-264-118-264-265c0-146 118-264 264-264s265 118 265 264z">
          <text:p/>
        </draw:path>
        <draw:path draw:style-name="gr4" draw:text-style-name="P4" draw:layer="layout" svg:width="0.529cm" svg:height="0.528cm" svg:x="6.338cm" svg:y="4.187cm" svg:viewBox="0 0 530 529" svg:d="M530 264c0 147-119 265-265 265s-265-118-265-265c0-146 119-264 265-264s265 118 265 264z">
          <text:p/>
        </draw:path>
        <draw:path draw:style-name="gr2" draw:text-style-name="P2" draw:layer="layout" svg:width="0.529cm" svg:height="0.528cm" svg:x="6.338cm" svg:y="4.187cm" svg:viewBox="0 0 530 529" svg:d="M530 264c0 147-119 265-265 265s-265-118-265-265c0-146 119-264 265-264s265 118 265 264z">
          <text:p/>
        </draw:path>
        <draw:path draw:style-name="gr2" draw:text-style-name="P2" draw:layer="layout" svg:width="3.368cm" svg:height="0.66cm" svg:x="3.565cm" svg:y="4.121cm" svg:viewBox="0 0 3369 661" svg:d="M99 0h3171c54 0 99 44 99 99v463c0 55-45 99-99 99h-3171c-55 0-99-44-99-99v-463c0-55 44-99 99-99z">
          <text:p/>
        </draw:path>
        <draw:path draw:style-name="gr3" draw:text-style-name="P3" draw:layer="layout" svg:width="0.528cm" svg:height="0.528cm" svg:x="6.061cm" svg:y="2.668cm" svg:viewBox="0 0 529 529" svg:d="M529 265c0 146-118 264-264 264s-265-118-265-264c0-147 119-265 265-265s264 118 264 265z">
          <text:p/>
        </draw:path>
        <draw:path draw:style-name="gr2" draw:text-style-name="P2" draw:layer="layout" svg:width="0.528cm" svg:height="0.528cm" svg:x="6.061cm" svg:y="2.668cm" svg:viewBox="0 0 529 529" svg:d="M529 265c0 146-118 264-264 264s-265-118-265-264c0-147 119-265 265-265s264 118 264 265z">
          <text:p/>
        </draw:path>
        <draw:path draw:style-name="gr3" draw:text-style-name="P3" draw:layer="layout" svg:width="0.529cm" svg:height="0.528cm" svg:x="6.741cm" svg:y="2.668cm" svg:viewBox="0 0 530 529" svg:d="M530 265c0 146-120 264-266 264-145 0-264-118-264-264 0-147 119-265 264-265 146 0 266 118 266 265z">
          <text:p/>
        </draw:path>
        <draw:path draw:style-name="gr2" draw:text-style-name="P2" draw:layer="layout" svg:width="0.529cm" svg:height="0.528cm" svg:x="6.741cm" svg:y="2.668cm" svg:viewBox="0 0 530 529" svg:d="M530 265c0 146-120 264-266 264-145 0-264-118-264-264 0-147 119-265 264-265 146 0 266 118 266 265z">
          <text:p/>
        </draw:path>
        <draw:path draw:style-name="gr3" draw:text-style-name="P3" draw:layer="layout" svg:width="0.528cm" svg:height="0.528cm" svg:x="7.415cm" svg:y="2.668cm" svg:viewBox="0 0 529 529" svg:d="M529 265c0 146-118 264-265 264-146 0-264-118-264-264 0-147 118-265 264-265 147 0 265 118 265 265z">
          <text:p/>
        </draw:path>
        <draw:path draw:style-name="gr2" draw:text-style-name="P2" draw:layer="layout" svg:width="0.528cm" svg:height="0.528cm" svg:x="7.415cm" svg:y="2.668cm" svg:viewBox="0 0 529 529" svg:d="M529 265c0 146-118 264-265 264-146 0-264-118-264-264 0-147 118-265 264-265 147 0 265 118 265 265z">
          <text:p/>
        </draw:path>
        <draw:path draw:style-name="gr3" draw:text-style-name="P3" draw:layer="layout" svg:width="0.528cm" svg:height="0.528cm" svg:x="8.095cm" svg:y="2.668cm" svg:viewBox="0 0 529 529" svg:d="M529 265c0 146-118 264-264 264-147 0-265-118-265-264 0-147 118-265 265-265 146 0 264 118 264 265z">
          <text:p/>
        </draw:path>
        <draw:path draw:style-name="gr2" draw:text-style-name="P2" draw:layer="layout" svg:width="0.528cm" svg:height="0.528cm" svg:x="8.095cm" svg:y="2.668cm" svg:viewBox="0 0 529 529" svg:d="M529 265c0 146-118 264-264 264-147 0-265-118-265-264 0-147 118-265 265-265 146 0 264 118 264 265z">
          <text:p/>
        </draw:path>
        <draw:path draw:style-name="gr3" draw:text-style-name="P3" draw:layer="layout" svg:width="0.529cm" svg:height="0.528cm" svg:x="8.768cm" svg:y="2.668cm" svg:viewBox="0 0 530 529" svg:d="M530 265c0 146-118 264-264 264s-266-118-266-264c0-147 120-265 266-265s264 118 264 265z">
          <text:p/>
        </draw:path>
        <draw:path draw:style-name="gr2" draw:text-style-name="P2" draw:layer="layout" svg:width="0.529cm" svg:height="0.528cm" svg:x="8.768cm" svg:y="2.668cm" svg:viewBox="0 0 530 529" svg:d="M530 265c0 146-118 264-264 264s-266-118-266-264c0-147 120-265 266-265s264 118 264 265z">
          <text:p/>
        </draw:path>
        <draw:path draw:style-name="gr2" draw:text-style-name="P2" draw:layer="layout" svg:width="3.368cm" svg:height="0.66cm" svg:x="5.995cm" svg:y="2.602cm" svg:viewBox="0 0 3369 661" svg:d="M100 0h3170c54 0 99 45 99 99v462c0 56-45 100-99 100h-3170c-55 0-100-44-100-100v-462c0-54 45-99 100-99z">
          <text:p/>
        </draw:path>
        <draw:path draw:style-name="gr4" draw:text-style-name="P4" draw:layer="layout" svg:width="0.528cm" svg:height="0.529cm" svg:x="3.631cm" svg:y="1.4cm" svg:viewBox="0 0 529 530" svg:d="M529 264c0 146-118 266-265 266-146 0-264-120-264-266 0-145 118-264 264-264 147 0 265 119 265 264z">
          <text:p/>
        </draw:path>
        <draw:path draw:style-name="gr2" draw:text-style-name="P2" draw:layer="layout" svg:width="0.528cm" svg:height="0.529cm" svg:x="3.631cm" svg:y="1.4cm" svg:viewBox="0 0 529 530" svg:d="M529 264c0 146-118 266-265 266-146 0-264-120-264-266 0-145 118-264 264-264 147 0 265 119 265 264z">
          <text:p/>
        </draw:path>
        <draw:path draw:style-name="gr4" draw:text-style-name="P4" draw:layer="layout" svg:width="0.528cm" svg:height="0.529cm" svg:x="4.311cm" svg:y="1.4cm" svg:viewBox="0 0 529 530" svg:d="M529 264c0 146-118 266-264 266-147 0-265-120-265-266 0-145 118-264 265-264 146 0 264 119 264 264z">
          <text:p/>
        </draw:path>
        <draw:path draw:style-name="gr2" draw:text-style-name="P2" draw:layer="layout" svg:width="0.528cm" svg:height="0.529cm" svg:x="4.311cm" svg:y="1.4cm" svg:viewBox="0 0 529 530" svg:d="M529 264c0 146-118 266-264 266-147 0-265-120-265-266 0-145 118-264 265-264 146 0 264 119 264 264z">
          <text:p/>
        </draw:path>
        <draw:path draw:style-name="gr4" draw:text-style-name="P4" draw:layer="layout" svg:width="0.528cm" svg:height="0.529cm" svg:x="4.985cm" svg:y="1.4cm" svg:viewBox="0 0 529 530" svg:d="M529 264c0 146-118 266-264 266s-265-120-265-266c0-145 119-264 265-264s264 119 264 264z">
          <text:p/>
        </draw:path>
        <draw:path draw:style-name="gr2" draw:text-style-name="P2" draw:layer="layout" svg:width="0.528cm" svg:height="0.529cm" svg:x="4.985cm" svg:y="1.4cm" svg:viewBox="0 0 529 530" svg:d="M529 264c0 146-118 266-264 266s-265-120-265-266c0-145 119-264 265-264s264 119 264 264z">
          <text:p/>
        </draw:path>
        <draw:path draw:style-name="gr4" draw:text-style-name="P4" draw:layer="layout" svg:width="0.528cm" svg:height="0.529cm" svg:x="5.665cm" svg:y="1.4cm" svg:viewBox="0 0 529 530" svg:d="M529 264c0 146-119 266-265 266s-264-120-264-266c0-145 118-264 264-264s265 119 265 264z">
          <text:p/>
        </draw:path>
        <draw:path draw:style-name="gr2" draw:text-style-name="P2" draw:layer="layout" svg:width="0.528cm" svg:height="0.529cm" svg:x="5.665cm" svg:y="1.4cm" svg:viewBox="0 0 529 530" svg:d="M529 264c0 146-119 266-265 266s-264-120-264-266c0-145 118-264 264-264s265 119 265 264z">
          <text:p/>
        </draw:path>
        <draw:path draw:style-name="gr4" draw:text-style-name="P4" draw:layer="layout" svg:width="0.529cm" svg:height="0.529cm" svg:x="6.338cm" svg:y="1.4cm" svg:viewBox="0 0 530 530" svg:d="M530 264c0 146-119 266-265 266s-265-120-265-266c0-145 119-264 265-264s265 119 265 264z">
          <text:p/>
        </draw:path>
        <draw:path draw:style-name="gr2" draw:text-style-name="P2" draw:layer="layout" svg:width="0.529cm" svg:height="0.529cm" svg:x="6.338cm" svg:y="1.4cm" svg:viewBox="0 0 530 530" svg:d="M530 264c0 146-119 266-265 266s-265-120-265-266c0-145 119-264 265-264s265 119 265 264z">
          <text:p/>
        </draw:path>
        <draw:path draw:style-name="gr2" draw:text-style-name="P2" draw:layer="layout" svg:width="3.368cm" svg:height="0.661cm" svg:x="3.565cm" svg:y="1.334cm" svg:viewBox="0 0 3369 662" svg:d="M99 0h3171c54 0 99 45 99 99v464c0 54-45 99-99 99h-3171c-55 0-99-45-99-99v-464c0-54 44-99 99-99z">
          <text:p/>
        </draw:path>
        <draw:path draw:style-name="gr4" draw:text-style-name="P4" draw:layer="layout" svg:width="0.528cm" svg:height="0.528cm" svg:x="4.985cm" svg:y="0.225cm" svg:viewBox="0 0 529 529" svg:d="M529 265c0 146-118 264-264 264s-265-118-265-264 119-265 265-265 264 119 264 265z">
          <text:p/>
        </draw:path>
        <draw:path draw:style-name="gr2" draw:text-style-name="P2" draw:layer="layout" svg:width="0.528cm" svg:height="0.528cm" svg:x="4.985cm" svg:y="0.225cm" svg:viewBox="0 0 529 529" svg:d="M529 265c0 146-118 264-264 264s-265-118-265-264 119-265 265-265 264 119 264 265z">
          <text:p/>
        </draw:path>
        <draw:path draw:style-name="gr2" draw:text-style-name="P2" draw:layer="layout" svg:width="0.66cm" svg:height="0.66cm" svg:x="4.919cm" svg:y="0.159cm" svg:viewBox="0 0 661 661" svg:d="M99 0h463c55 0 99 44 99 99v463c0 55-44 99-99 99h-463c-55 0-99-44-99-99v-463c0-55 44-99 99-99z">
          <text:p/>
        </draw:path>
        <draw:path draw:style-name="gr1" draw:text-style-name="P1" draw:layer="layout" svg:width="0.528cm" svg:height="0.528cm" svg:x="0.752cm" svg:y="2.668cm" svg:viewBox="0 0 529 529" svg:d="M529 265c0 146-118 264-264 264s-265-118-265-264c0-147 119-265 265-265s264 118 264 265z">
          <text:p/>
        </draw:path>
        <draw:path draw:style-name="gr2" draw:text-style-name="P2" draw:layer="layout" svg:width="0.528cm" svg:height="0.528cm" svg:x="0.752cm" svg:y="2.668cm" svg:viewBox="0 0 529 529" svg:d="M529 265c0 146-118 264-264 264s-265-118-265-264c0-147 119-265 265-265s264 118 264 265z">
          <text:p/>
        </draw:path>
        <draw:path draw:style-name="gr1" draw:text-style-name="P1" draw:layer="layout" svg:width="0.528cm" svg:height="0.528cm" svg:x="1.432cm" svg:y="2.668cm" svg:viewBox="0 0 529 529" svg:d="M529 265c0 146-119 264-265 264s-264-118-264-264c0-147 118-265 264-265s265 118 265 265z">
          <text:p/>
        </draw:path>
        <draw:path draw:style-name="gr2" draw:text-style-name="P2" draw:layer="layout" svg:width="0.528cm" svg:height="0.528cm" svg:x="1.432cm" svg:y="2.668cm" svg:viewBox="0 0 529 529" svg:d="M529 265c0 146-119 264-265 264s-264-118-264-264c0-147 118-265 264-265s265 118 265 265z">
          <text:p/>
        </draw:path>
        <draw:path draw:style-name="gr1" draw:text-style-name="P1" draw:layer="layout" svg:width="0.528cm" svg:height="0.528cm" svg:x="2.106cm" svg:y="2.668cm" svg:viewBox="0 0 529 529" svg:d="M529 265c0 146-118 264-265 264-146 0-264-118-264-264 0-147 118-265 264-265 147 0 265 118 265 265z">
          <text:p/>
        </draw:path>
        <draw:path draw:style-name="gr2" draw:text-style-name="P2" draw:layer="layout" svg:width="0.528cm" svg:height="0.528cm" svg:x="2.106cm" svg:y="2.668cm" svg:viewBox="0 0 529 529" svg:d="M529 265c0 146-118 264-265 264-146 0-264-118-264-264 0-147 118-265 264-265 147 0 265 118 265 265z">
          <text:p/>
        </draw:path>
        <draw:path draw:style-name="gr1" draw:text-style-name="P1" draw:layer="layout" svg:width="0.528cm" svg:height="0.528cm" svg:x="2.786cm" svg:y="2.668cm" svg:viewBox="0 0 529 529" svg:d="M529 265c0 146-118 264-264 264-147 0-265-118-265-264 0-147 118-265 265-265 146 0 264 118 264 265z">
          <text:p/>
        </draw:path>
        <draw:path draw:style-name="gr2" draw:text-style-name="P2" draw:layer="layout" svg:width="0.528cm" svg:height="0.528cm" svg:x="2.786cm" svg:y="2.668cm" svg:viewBox="0 0 529 529" svg:d="M529 265c0 146-118 264-264 264-147 0-265-118-265-264 0-147 118-265 265-265 146 0 264 118 264 265z">
          <text:p/>
        </draw:path>
        <draw:path draw:style-name="gr1" draw:text-style-name="P1" draw:layer="layout" svg:width="0.529cm" svg:height="0.528cm" svg:x="3.459cm" svg:y="2.668cm" svg:viewBox="0 0 530 529" svg:d="M530 265c0 146-119 264-265 264-145 0-265-118-265-264 0-147 120-265 265-265 146 0 265 118 265 265z">
          <text:p/>
        </draw:path>
        <draw:path draw:style-name="gr2" draw:text-style-name="P2" draw:layer="layout" svg:width="0.529cm" svg:height="0.528cm" svg:x="3.459cm" svg:y="2.668cm" svg:viewBox="0 0 530 529" svg:d="M530 265c0 146-119 264-265 264-145 0-265-118-265-264 0-147 120-265 265-265 146 0 265 118 265 265z">
          <text:p/>
        </draw:path>
        <draw:path draw:style-name="gr2" draw:text-style-name="P2" draw:layer="layout" svg:width="3.368cm" svg:height="0.66cm" svg:x="0.686cm" svg:y="2.602cm" svg:viewBox="0 0 3369 661" svg:d="M99 0h3171c54 0 99 45 99 99v462c0 56-45 100-99 100h-3171c-55 0-99-44-99-100v-462c0-54 44-99 99-99z">
          <text:p/>
        </draw:path>
        <draw:path draw:style-name="gr2" draw:text-style-name="P2" draw:layer="layout" svg:width="9.707cm" svg:height="3.434cm" svg:x="0.098cm" svg:y="0.027cm" svg:viewBox="0 0 9708 3435" svg:d="M515 0h8678c284 0 515 231 515 515v2404c0 285-231 516-515 516h-8678c-284 0-515-231-515-516v-2404c0-284 231-515 515-515z">
          <text:p/>
        </draw:path>
        <draw:path draw:style-name="gr2" draw:text-style-name="P2" draw:layer="layout" svg:width="8.254cm" svg:height="4.49cm" svg:x="0.957cm" svg:y="3.791cm" svg:viewBox="0 0 8255 4491" svg:d="M673 0h6908c372 0 674 302 674 673v3145c0 371-302 673-674 673h-6908c-372 0-673-302-673-673v-3145c0-371 301-673 673-673z">
          <text:p/>
        </draw:path>
        <draw:line draw:style-name="gr2" draw:text-style-name="P2" draw:layer="layout" svg:x1="3.301cm" svg:y1="7.166cm" svg:x2="5.217cm" svg:y2="6.26cm">
          <text:p/>
        </draw:line>
        <draw:polygon draw:style-name="gr5" draw:text-style-name="P5" draw:layer="layout" svg:width="0.053cm" svg:height="0.04cm" svg:x="5.189cm" svg:y="6.247cm" svg:viewBox="0 0 54 41" draw:points="54,0 21,41 28,13 0,0">
          <text:p/>
        </draw:polygon>
        <draw:polygon draw:style-name="gr2" draw:text-style-name="P2" draw:layer="layout" svg:width="0.053cm" svg:height="0.04cm" svg:x="5.189cm" svg:y="6.247cm" svg:viewBox="0 0 54 41" draw:points="54,0 21,41 28,13 0,0">
          <text:p/>
        </draw:polygon>
        <draw:line draw:style-name="gr2" draw:text-style-name="P2" draw:layer="layout" svg:x1="6.934cm" svg:y1="7.166cm" svg:x2="5.289cm" svg:y2="6.254cm">
          <text:p/>
        </draw:line>
        <draw:polygon draw:style-name="gr5" draw:text-style-name="P5" draw:layer="layout" svg:width="0.053cm" svg:height="0.039cm" svg:x="5.255cm" svg:y="6.241cm" svg:viewBox="0 0 54 40" draw:points="0,0 54,0 34,13 34,40">
          <text:p/>
        </draw:polygon>
        <draw:polygon draw:style-name="gr2" draw:text-style-name="P2" draw:layer="layout" svg:width="0.053cm" svg:height="0.039cm" svg:x="5.255cm" svg:y="6.241cm" svg:viewBox="0 0 54 40" draw:points="0,0 54,0 34,13 34,40">
          <text:p/>
        </draw:polygon>
        <draw:line draw:style-name="gr2" draw:text-style-name="P2" draw:layer="layout" svg:x1="5.249cm" svg:y1="5.58cm" svg:x2="5.249cm" svg:y2="4.827cm">
          <text:p/>
        </draw:line>
        <draw:polygon draw:style-name="gr5" draw:text-style-name="P5" draw:layer="layout" svg:width="0.046cm" svg:height="0.046cm" svg:x="5.229cm" svg:y="4.788cm" svg:viewBox="0 0 47 47" draw:points="20,0 47,47 20,40 0,47">
          <text:p/>
        </draw:polygon>
        <draw:polygon draw:style-name="gr2" draw:text-style-name="P2" draw:layer="layout" svg:width="0.046cm" svg:height="0.046cm" svg:x="5.229cm" svg:y="4.788cm" svg:viewBox="0 0 47 47" draw:points="20,0 47,47 20,40 0,47">
          <text:p/>
        </draw:polygon>
        <draw:line draw:style-name="gr6" draw:text-style-name="P2" draw:layer="layout" svg:x1="2.37cm" svg:y1="2.603cm" svg:x2="5.25cm" svg:y2="1.995cm">
          <text:p/>
        </draw:line>
        <draw:line draw:style-name="gr6" draw:text-style-name="P2" draw:layer="layout" svg:x1="5.282cm" svg:y1="4.121cm" svg:x2="5.282cm" svg:y2="2.008cm">
          <text:p/>
        </draw:line>
        <draw:line draw:style-name="gr2" draw:text-style-name="P2" draw:layer="layout" svg:x1="7.68cm" svg:y1="2.603cm" svg:x2="5.289cm" svg:y2="2.021cm">
          <text:p/>
        </draw:line>
        <draw:polygon draw:style-name="gr5" draw:text-style-name="P5" draw:layer="layout" svg:width="0.053cm" svg:height="0.046cm" svg:x="5.255cm" svg:y="2.001cm" svg:viewBox="0 0 54 47" draw:points="0,13 54,0 34,21 40,47">
          <text:p/>
        </draw:polygon>
        <draw:polygon draw:style-name="gr2" draw:text-style-name="P2" draw:layer="layout" svg:width="0.053cm" svg:height="0.046cm" svg:x="5.255cm" svg:y="2.001cm" svg:viewBox="0 0 54 47" draw:points="0,13 54,0 34,21 40,47">
          <text:p/>
        </draw:polygon>
        <draw:line draw:style-name="gr2" draw:text-style-name="P2" draw:layer="layout" svg:x1="5.249cm" svg:y1="1.334cm" svg:x2="5.249cm" svg:y2="0.865cm">
          <text:p/>
        </draw:line>
        <draw:polygon draw:style-name="gr5" draw:text-style-name="P5" draw:layer="layout" svg:width="0.046cm" svg:height="0.046cm" svg:x="5.229cm" svg:y="0.826cm" svg:viewBox="0 0 47 47" draw:points="20,0 47,47 20,39 0,47">
          <text:p/>
        </draw:polygon>
        <draw:polygon draw:style-name="gr2" draw:text-style-name="P2" draw:layer="layout" svg:width="0.046cm" svg:height="0.046cm" svg:x="5.229cm" svg:y="0.826cm" svg:viewBox="0 0 47 47" draw:points="20,0 47,47 20,39 0,47">
          <text:p/>
        </draw:polygon>
        <draw:path draw:style-name="gr5" draw:text-style-name="P5" draw:layer="layout" svg:width="1.365cm" svg:height="0.175cm" svg:x="0.348cm" svg:y="0.299cm" svg:viewBox="0 0 1366 176" svg:d="M66 152c8 0 14-1 19-3 9-3 17-9 22-17 5-7 8-16 10-27 1-6 2-12 2-18 0-22-4-38-13-50-8-12-22-17-40-17h-42v132zM0 0h71c23 0 41 8 54 25 12 15 17 34 17 58 0 18-3 35-10 49-12 26-32 39-62 39h-70zM169 47h22v124h-22zM169 0h22v23h-22zM235 132c0 7 2 13 5 16 5 7 14 10 27 10 8 0 15-1 21-5 6-3 8-8 8-15 0-6-2-10-7-12-3-2-9-4-17-6l-17-5c-11-2-19-5-24-8-9-6-13-14-13-24 0-12 4-22 13-29 8-8 20-11 34-11 19 0 32 5 40 16 6 8 8 16 8 24h-20c0-5-2-9-5-13-5-7-13-9-25-9-8 0-14 1-18 4-4 4-6 8-6 13s3 10 8 13c3 2 8 4 14 5l14 4c15 3 25 7 30 10 8 5 12 14 12 25s-4 21-12 29c-9 8-22 12-39 12-18 0-31-4-39-13-8-8-12-18-12-31zM423 53c9 6 14 19 16 36h-20c-2-8-4-14-9-19-4-6-11-9-21-9-13 0-23 8-29 21-3 8-5 18-5 31 0 12 2 23 8 31 5 9 13 13 25 13 8 0 15-3 20-8s9-13 11-22h20c-2 17-8 29-17 36-10 8-22 12-36 12-16 0-29-6-39-18s-14-27-14-44c0-22 5-39 15-52 11-13 25-19 41-19 14 0 25 4 34 11zM460 46h20v22c2-5 6-10 12-16 7-6 14-9 22-9 1 0 1 0 2 0s3 0 5 1v23c-1 0-2-2-3-2-2 0-3 0-4 0-10 0-18 5-24 11-6 7-9 15-9 24v71h-21zM539 47h21v124h-21zM539 0h21v23h-21zM592 46h21v18c5-7 9-11 13-14 7-4 15-7 24-7s17 3 23 7c4 3 7 7 10 13 4-7 10-12 16-15s13-5 21-5c17 0 28 6 34 18 4 8 5 16 5 27v83h-21v-86c0-8-3-14-7-17-4-4-9-6-15-6-8 0-15 3-21 9s-9 15-9 28v72h-21v-81c0-8-1-14-3-18-3-7-9-10-18-10-8 0-15 3-21 10-7 6-10 17-10 33v66h-21zM790 47h21v124h-21zM790 0h21v23h-21zM843 46h20v18c6-8 12-13 18-16 7-3 14-5 22-5 18 0 30 6 36 19 4 7 5 17 5 30v79h-21v-78c0-8-1-14-3-18-4-8-11-13-21-13-5 0-9 0-12 1-5 2-11 7-15 12-3 4-6 8-7 12-1 5-1 11-1 19v65h-21zM998 152c4 4 9 6 15 6 8 0 15-2 22-5 11-6 17-15 17-28v-17c-3 2-6 3-10 4s-8 2-12 2l-12 2c-8 1-14 3-17 5-7 3-10 9-10 17 0 6 2 11 7 14zM1042 96c4-1 8-3 9-6 1-2 2-5 2-8 0-7-3-12-8-17-5-3-12-4-22-4-11 0-18 2-23 9-3 4-4 8-5 15h-19c0-15 5-27 14-33 10-6 21-9 34-9 14 0 26 3 35 8 9 6 14 16 14 27v72c0 2 0 4 1 5s3 2 6 2c1 0 2 0 3 0s2 0 4-1v16c-3 1-6 1-8 2-1 0-4 0-7 0-7 0-12-3-15-8-2-2-3-6-4-11-4 5-10 10-18 14s-17 6-27 6c-11 0-21-3-28-10s-11-16-11-26c0-12 4-21 11-27 7-7 17-10 28-12zM1111 11h21v35h20v17h-20v82c0 4 2 7 5 9 1 1 4 1 8 1 1 0 2 0 3 0s3 0 4 0v16c-2 1-5 1-7 2-3 0-6 0-9 0-9 0-16-2-20-7-3-5-5-12-5-20v-83h-17v-17h17zM1251 142c5-10 8-22 8-35 0-12-2-21-6-28-6-12-16-18-30-18-13 0-22 4-28 15-6 10-9 22-9 35 0 14 3 25 9 34 6 8 15 13 27 13 14 0 24-5 29-16zM1264 58c11 12 16 28 16 48 0 21-4 37-14 50s-25 20-46 20c-17 0-30-6-40-18-10-11-15-27-15-46 0-21 5-38 16-51 10-12 24-19 42-19 16 0 30 6 41 16zM1306 46h20v22c1-5 5-10 12-16 6-6 13-9 21-9 1 0 2 0 2 0 1 0 3 0 5 1v23c-1 0-2-2-3-2s-2 0-4 0c-10 0-18 5-24 11-6 7-8 15-8 24v71h-21z">
          <text:p/>
        </draw:path>
        <draw:path draw:style-name="gr5" draw:text-style-name="P5" draw:layer="layout" svg:width="1.055cm" svg:height="0.18cm" svg:x="1.219cm" svg:y="4.157cm" svg:viewBox="0 0 1056 181" svg:d="M122 11c17 8 27 24 31 46h-23c-3-12-8-21-17-27s-20-8-33-8c-16 0-29 6-40 17-11 12-16 30-16 53 0 21 4 37 13 50s24 19 44 19c15 0 28-5 38-13 10-9 15-24 15-44h-53v-19h75v91h-15l-6-22c-7 9-14 15-20 18-10 6-23 9-39 9-20 0-38-7-52-20-16-16-24-39-24-67 0-29 8-52 23-69 15-16 34-25 57-25 16 0 30 4 42 11zM266 55c9 4 15 10 19 16 4 7 7 14 9 22 1 6 1 15 1 28h-91c1 12 4 22 9 30 6 8 14 12 26 12 11 0 20-4 26-11 4-4 7-9 8-15h21c-1 5-3 10-6 16-3 5-6 10-10 13-6 6-14 11-24 13-5 1-10 2-17 2-15 0-28-6-39-17s-16-27-16-48c0-20 5-36 16-48 11-13 25-19 43-19 8 0 17 2 25 6zM274 104c-1-9-3-16-6-22-6-10-15-15-29-15-9 0-17 4-24 11-6 7-10 15-10 26zM321 52h20v18c6-8 12-13 18-16 7-3 14-5 22-5 18 0 30 6 36 19 4 6 5 16 5 28v80h-21v-78c0-8-1-14-3-18-4-8-11-12-21-12-5 0-9 0-12 1-6 2-11 6-15 11-3 4-6 8-7 12-1 5-1 11-1 19v65h-21zM530 55c9 4 15 10 19 16 4 7 7 14 9 22 1 6 2 15 2 28h-92c1 12 4 22 9 30 6 8 15 12 26 12s20-4 26-11c4-4 7-9 8-15h21c-1 5-3 10-6 16-3 5-6 10-10 13-6 6-14 11-23 13-5 1-11 2-18 2-15 0-28-6-39-17s-16-27-16-48c0-20 5-36 16-48 11-13 25-19 43-19 9 0 17 2 25 6zM538 104c-1-9-3-16-6-22-6-10-15-15-29-15-9 0-17 4-24 11-6 7-10 15-10 26zM586 52h19v21c2-4 6-9 12-15 7-6 14-9 22-9 1 0 1 0 2 0s3 0 5 1v22c-1 0-2-1-3-1s-3 0-4 0c-10 0-18 4-24 10-6 7-9 15-9 24v71h-20zM687 157c4 4 10 6 16 6 7 0 14-2 21-5 12-6 17-15 17-28v-17c-2 2-6 3-10 4s-8 2-11 2l-13 2c-8 1-13 3-17 5-7 3-10 9-10 17 0 6 2 11 7 14zM731 101c5-1 8-3 10-6 0-2 1-5 1-8 0-7-3-12-8-16-5-3-12-4-21-4-11 0-19 2-24 8-2 4-4 8-5 15h-19c0-15 5-26 15-32 9-6 20-9 33-9 15 0 27 3 36 8 9 6 13 14 13 26v72c0 2 1 4 2 5 0 1 2 2 5 2 1 0 2 0 3 0s3 0 4-1v16c-3 1-6 1-7 2-2 0-4 0-7 0-8 0-13-3-16-8-2-2-3-6-4-11-4 5-10 10-18 14s-17 6-26 6c-12 0-21-3-29-10-7-7-11-16-11-26 0-12 4-21 11-27 7-7 17-10 29-12zM801 17h21v35h19v17h-19v81c0 4 1 7 4 9 2 1 4 1 8 1 1 0 2 0 3 0 2 0 3 0 4 0v16c-2 1-4 1-7 2-3 0-5 0-8 0-10 0-17-2-20-7-4-5-5-12-5-20v-82h-17v-17h17zM940 147c5-10 9-22 9-35 0-12-3-21-7-28-6-12-16-17-30-17-13 0-22 4-28 14s-9 22-9 35c0 14 3 25 9 34 6 8 15 13 28 13 14 0 23-5 28-16zM954 64c11 11 17 27 17 47 0 21-5 37-15 50-11 13-26 20-46 20-17 0-31-6-41-18-10-11-15-27-15-46 0-21 5-38 16-50 10-12 25-19 43-19 16 0 29 6 41 16zM996 52h20v21c1-4 5-9 12-15 6-6 13-9 22-9 0 0 1 0 2 0s2 0 4 1v22c-1 0-2-1-3-1s-2 0-3 0c-11 0-19 4-25 10-5 7-8 15-8 24v71h-21z">
          <text:p/>
        </draw:path>
        <draw:polygon draw:style-name="gr5" draw:text-style-name="P5" draw:layer="layout" svg:width="0.104cm" svg:height="0.125cm" svg:x="1.299cm" svg:y="7.483cm" svg:viewBox="0 0 105 126" draw:points="0,109 74,19 6,19 6,0 103,0 103,17 29,107 105,107 105,126 0,126">
          <text:p/>
        </draw:polygon>
        <draw:path draw:style-name="gr5" draw:text-style-name="P5" draw:layer="layout" svg:width="0.113cm" svg:height="0.175cm" svg:x="8.824cm" svg:y="7.483cm" svg:viewBox="0 0 114 176" svg:d="M91 0h23c-3 8-9 26-19 55-8 22-14 40-19 53-12 32-22 51-27 58s-13 10-25 10c-3 0-6 0-7 0-2 0-4-1-6-1v-19c4 1 6 1 8 2 2 0 3 0 4 0 4 0 7-1 9-2s3-3 4-5c1 0 2-3 5-9 2-6 4-10 5-13l-46-129h23l34 102z">
          <text:p/>
        </draw:path>
        <draw:path draw:style-name="gr5" draw:text-style-name="P5" draw:layer="layout" svg:width="0.612cm" svg:height="0.226cm" svg:x="2.827cm" svg:y="4.316cm" svg:viewBox="0 0 613 227" svg:d="M122 9c17 9 27 25 31 47h-23c-3-13-8-22-17-27-9-6-20-9-33-9-16 0-29 6-40 18s-16 29-16 54c0 20 4 37 13 49 9 13 23 19 44 19 15 0 28-4 38-13s15-23 15-43h-53v-20h75v92h-15l-6-22c-7 8-14 14-20 18-11 5-23 8-39 8-20 0-38-6-52-19-16-17-24-39-24-68s8-52 23-69c15-16 34-24 57-24 16 0 30 3 42 9zM244 1c-12 24-20 41-24 53-5 16-8 37-8 59 0 23 3 43 9 62 4 11 12 28 23 49h-14c-11-17-18-29-21-34-3-4-6-11-9-19-4-12-7-24-9-37-1-7-1-13-1-19 0-23 4-45 11-63 4-11 14-28 28-51zM259 159l74-90h-69v-19h97v17l-73 90h76v19h-105zM409 176h-20v-174h20zM525 50h23c-3 8-9 28-20 56-7 21-14 39-19 52-12 32-20 51-25 58s-14 11-26 11c-3 0-5 0-6-1-2 0-4 0-6-1v-19c3 1 6 2 8 2 1 0 3 0 4 0 4 0 7 0 8-2 2-1 4-3 5-4 0-1 2-4 4-10 3-6 4-10 5-13l-46-129h24l33 103zM559 224c12-24 20-41 24-52 5-17 8-36 8-59 0-22-3-44-9-62-4-12-12-28-23-50h14c12 19 19 31 21 36 3 4 6 10 9 18 3 10 6 20 8 30 1 9 2 18 2 27 0 23-4 43-11 61-5 12-14 29-28 51z">
          <text:p/>
        </draw:path>
        <draw:polygon draw:style-name="gr5" draw:text-style-name="P5" draw:layer="layout" svg:width="0.114cm" svg:height="0.125cm" svg:x="0.436cm" svg:y="2.92cm" svg:viewBox="0 0 115 126" draw:points="2,0 30,0 58,44 87,0 113,1 71,62 115,126 88,126 57,79 27,126 0,126 44,62">
          <text:p/>
        </draw:polygon>
        <draw:path draw:style-name="gr5" draw:text-style-name="P5" draw:layer="layout" svg:width="0.114cm" svg:height="0.175cm" svg:x="9.484cm" svg:y="2.848cm" svg:viewBox="0 0 115 176" svg:d="M92 0h23c-3 8-10 26-20 54-7 22-15 39-20 52-12 32-20 52-25 59s-14 11-26 11c-3 0-5 0-7 0-1-1-3-1-6-2v-19c4 1 7 2 8 2 2 0 3 0 5 0 3 0 6 0 8-1 2-2 3-3 5-5 0-1 1-4 4-11 2-5 4-10 5-12l-46-128h24l33 101z">
          <text:p/>
        </draw:path>
        <draw:path draw:style-name="gr5" draw:text-style-name="P5" draw:layer="layout" svg:width="0.591cm" svg:height="0.224cm" svg:x="4.195cm" svg:y="0.375cm" svg:viewBox="0 0 592 225" svg:d="M64 155c8 0 15-1 20-3 9-3 16-10 22-18 4-7 8-16 10-27 1-6 1-12 1-17 0-22-4-38-12-50-9-11-22-17-41-17h-41v132zM0 3h69c23 0 42 8 55 25 11 15 17 34 17 58 0 18-4 34-10 49-12 27-33 39-62 39h-69zM223 0c-12 24-20 41-24 52-5 17-8 37-8 59s3 44 9 63c4 11 12 27 23 49h-14c-11-18-18-29-21-34s-5-11-9-20c-4-11-7-24-9-37-1-7-1-13-1-20 0-22 4-43 11-61 4-11 14-28 28-51zM235 49h27l29 44 29-44 25 1-42 60 44 64h-27l-31-47-30 47h-26l44-64zM387 174h-20v-173h20zM504 49h23c-3 8-9 26-19 55-8 21-14 38-20 53-12 32-20 51-25 58s-14 10-26 10c-3 0-5 0-6 0-2 0-4-1-6-1v-19c3 1 6 1 8 2 1 0 3 0 4 0 4 0 7-1 8-2 2-1 4-3 5-5 0 0 2-3 4-9 3-6 4-10 5-13l-46-129h24l33 102zM538 223c12-24 20-41 24-52 5-17 8-38 8-60s-3-43-9-61c-4-12-12-28-23-50h14c12 19 19 31 21 35 3 5 6 11 9 19 3 9 6 19 8 28 1 10 2 19 2 28 0 23-4 44-11 62-4 12-14 29-28 51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uler" svg:font-family="Euler" style:font-pitch="variable"/>
    <style:font-face style:name="Euler1" svg:font-family="Euler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Roman No9 L1" svg:font-family="'Nimbus Roman No9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44" draw:style="rect" draw:dots1="1" draw:dots1-length="0.00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9cm" fo:margin-bottom="1cm" fo:margin-left="3.8cm" fo:margin-right="1cm" fo:page-width="9.906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02T00:08:25.230964652</dc:date>
    <meta:editing-duration>PT1M33S</meta:editing-duration>
    <meta:editing-cycles>1</meta:editing-cycles>
    <meta:document-statistic meta:object-count="107"/>
    <meta:generator>LibreOffice/7.3.2.2$Linux_X86_64 LibreOffice_project/30$Build-2</meta:generator>
  </office:meta>
</office:document-meta>
</file>